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6">
      <style:text-properties officeooo:rsid="00213893" officeooo:paragraph-rsid="00213893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4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 style:list-style-name="L7">
      <style:paragraph-properties fo:margin-top="0in" fo:margin-bottom="0in" loext:contextual-spacing="false"/>
    </style:style>
    <style:style style:name="P13" style:family="paragraph" style:parent-style-name="Heading_20_1"/>
    <style:style style:name="T1" style:family="text">
      <style:text-properties officeooo:rsid="001ebaba"/>
    </style:style>
    <style:style style:name="T2" style:family="text">
      <style:text-properties officeooo:rsid="00227fd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goal of the Calorie Counter app is to help the user address nutritional needs by counting calories for various foods. <text:span text:style-name="T1">T</text:span>he MyPyramid Food Raw Data file, which is an MS Excel spreadsheet, must be downloaded.</text:p>
      <text:p text:style-name="P2"/>
      <text:h text:style-name="P1" text:outline-level="2"><text:bookmark text:name="9945"/>User Stories</text:h>
      <text:p text:style-name="P3"><text:bookmark text:name="c08b"/>User can see an panel containing a food description input text box, a ‘Search’ button, and a ‘Clear’ button.</text:p>
      <text:list xml:id="list4144782312" text:style-name="L1">
        <text:list-item>
          <text:p text:style-name="P7"><text:bookmark text:name="2ff9"/>User can enter search terms into the food description input text box.</text:p>
        </text:list-item>
      </text:list>
      <text:list xml:id="list2156665063" text:style-name="L2">
        <text:list-item>
          <text:p text:style-name="P8"><text:bookmark text:name="f6df"/>User can click on the ‘Search’ button to search for the matching food.</text:p>
        </text:list-item>
      </text:list>
      <text:list xml:id="list2097386559" text:style-name="L3">
        <text:list-item>
          <text:p text:style-name="P9"><text:bookmark text:name="acf5"/>User can see and warning message if no search terms were entered.</text:p>
        </text:list-item>
      </text:list>
      <text:list xml:id="list3333535188" text:style-name="L4">
        <text:list-item>
          <text:p text:style-name="P10"><text:bookmark text:name="01b8"/>User can see a warning message if no matches were found.</text:p>
        </text:list-item>
      </text:list>
      <text:list xml:id="list760967734" text:style-name="L5">
        <text:list-item>
          <text:p text:style-name="P11"><text:bookmark text:name="05c9"/>User can see a list of the matching food items, portion sizes, and calories in a scrollable results panel that is limited to 25 entries.</text:p>
        </text:list-item>
      </text:list>
      <text:list xml:id="list317916952" text:style-name="L6">
        <text:list-item>
          <text:p text:style-name="P4"><text:bookmark text:name="0440"/>User can click on the ‘Clear’ button to clear the search terms and results list.</text:p>
        </text:list-item>
        <text:list-item>
          <text:p text:style-name="P6">User can create personal account and can make changes in account.</text:p>
        </text:list-item>
        <text:list-item>
          <text:p text:style-name="P6">User can calculate daily calorie by adding foods which is eaten throught day. For <text:s/>determining daily calorie <text:span text:style-name="T2">user needs to create personal account. And all calculated calories will be storied in user’s account.</text:span></text:p>
        </text:list-item>
      </text:list>
      <text:h text:style-name="Heading_20_2" text:outline-level="2"><text:bookmark text:name="3ed9"/>Bonus features</text:h>
      <text:list xml:id="list3347959484" text:style-name="L7">
        <text:list-item>
          <text:p text:style-name="P12"><text:bookmark text:name="10a4"/>User can see the count of the number of matching food items adjacent to the results list.</text:p>
        </text:list-item>
        <text:list-item>
          <text:p text:style-name="P12"><text:bookmark text:name="4538"/>User can use a wildcard character in search terms.</text:p>
        </text:list-item>
        <text:list-item>
          <text:p text:style-name="P12"><text:bookmark text:name="70fe"/>User can see more than 25 entries from a search by clicking a Down icon button to add more matching food items to the search results list.</text:p>
        </text:list-item>
        <text:list-item>
          <text:p text:style-name="P5"><text:bookmark text:name="811e"/>Developer will implement load the MyPyramid data into a database or a data structure other than an array for faster searching.</text:p>
        </text:list-item>
      </text:list>
      <text:p text:style-name="Text_20_body"><text:bookmark text:name="96d1"/></text:p>
      <text:h text:style-name="Heading_20_2" text:outline-level="2"><text:bookmark text:name="96d11"/>Useful links and resources</text:h>
      <text:p text:style-name="Text_20_body"><text:bookmark text:name="23b9"/><text:a xlink:type="simple" xlink:href="https://catalog.data.gov/dataset/mypyramid-food-raw-data-f9ed6" office:target-frame-name="_blank" xlink:show="new" text:style-name="Internet_20_link" text:visited-style-name="Visited_20_Internet_20_Link">MyPyramid Food Raw Data</text:a></text:p>
      <text:h text:style-name="Heading_20_2" text:outline-level="2"><text:bookmark text:name="5fcb"/>Example projects</text:h>
      <text:p text:style-name="Text_20_body"><text:bookmark text:name="ddb2"/><text:a xlink:type="simple" xlink:href="https://www.webmd.com/diet/healthtool-food-calorie-counter" office:target-frame-name="_blank" xlink:show="new" text:style-name="Internet_20_link" text:visited-style-name="Visited_20_Internet_20_Link">Food Calculator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<text:bookmark text:name="246e"/>Calorie Counter</text:h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7:06:29.523285656</meta:creation-date>
    <meta:generator>LibreOffice/6.0.7.3$Linux_X86_64 LibreOffice_project/00m0$Build-3</meta:generator>
    <dc:date>2020-07-21T15:52:29.999872463</dc:date>
    <meta:editing-duration>PT19M38S</meta:editing-duration>
    <meta:editing-cycles>3</meta:editing-cycles>
    <meta:document-statistic meta:table-count="0" meta:image-count="0" meta:object-count="0" meta:page-count="1" meta:paragraph-count="21" meta:word-count="291" meta:character-count="1604" meta:non-whitespace-character-count="1345"/>
  </office:meta>
</office:document-meta>
</file>